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="Arrowheads_20_17" draw:marker-end-width="0.252cm" draw:fill-color="#afd095" draw:opacity="25%" draw:textarea-horizontal-align="justify" draw:textarea-vertical-align="middle" draw:auto-grow-height="false" fo:min-height="1.973cm" fo:min-width="2.67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2.608cm" fo:min-width="3.3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2.607cm" fo:min-width="3.62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621cm" fo:min-width="4.42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="Arrowheads_20_17" draw:marker-end-width="0.252cm" draw:fill-color="#ffd7d7" draw:opacity="42%" draw:textarea-horizontal-align="justify" draw:textarea-vertical-align="middle" draw:auto-grow-height="false" fo:min-height="1.972cm" fo:min-width="2.67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38cm" fo:min-width="2.67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973cm" fo:min-width="2.99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38cm" fo:min-width="3.31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17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939cm" fo:min-width="2.95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04cm" fo:min-width="2.64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color="#158466" loext:opacity="100%"/>
    </style:style>
    <style:style style:name="P2" style:family="paragraph">
      <loext:graphic-properties draw:fill-color="#afd095" draw:opacity="25%"/>
      <style:paragraph-properties fo:text-align="center"/>
      <style:text-properties fo:color="#158466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d7d7" draw:opacity="42%"/>
      <style:paragraph-properties fo:text-align="center"/>
      <style:text-properties fo:color="#158466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158466" loext:opacity="100%" style:font-name="LM Mono 10" fo:font-size="24pt" style:font-size-asian="24pt" style:font-size-complex="24pt"/>
    </style:style>
    <style:style style:name="T2" style:family="text">
      <style:text-properties fo:color="#158466" loext:opacity="100%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2.223cm" svg:x="2.621cm" svg:y="2.617cm">
          <text:p text:style-name="P1"><text:span text:style-name="T1">CURE</text:span><text:span text:style-name="T2"> <text:s/></text:span><text:span text:style-name="T3">beg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1cm" svg:height="2.858cm" svg:x="16.625cm" svg:y="14.334cm">
          <text:p text:style-name="P3">Identify allowable bond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127cm" svg:height="2.857cm" svg:x="16.463cm" svg:y="10.208cm">
          <text:p text:style-name="P3">Initialize search radius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619cm" svg:height="3.175cm" svg:x="9.572cm" svg:y="16.557cm">
          <text:p text:style-name="P3">Any bonds 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6" draw:id="id6" draw:layer="layout" svg:width="4.957cm" svg:height="1.905cm" svg:x="5.568cm" svg:y="14.97cm">
          <text:p text:style-name="P3">Increment search radi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7.62cm" svg:height="3.175cm" svg:x="6.397cm" svg:y="11.16cm">
          <text:p text:style-name="P3">Above max radiu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6" draw:id="id16" draw:layer="layout" svg:width="3.175cm" svg:height="2.222cm" svg:x="13.966cm" svg:y="4.56cm">
          <text:p text:style-name="P1"><text:span text:style-name="T1">CURE</text:span><text:span text:style-name="T2"> </text:span><text:span text:style-name="T3">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7.619cm" svg:height="3.175cm" svg:x="2.588cm" svg:y="19.097cm">
          <text:p text:style-name="P3">Any longer than threshol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8" draw:id="id8" draw:layer="layout" svg:width="3.175cm" svg:height="1.588cm" svg:x="7.384cm" svg:y="22.907cm">
          <text:p text:style-name="P3">Dr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9" draw:id="id9" draw:layer="layout" svg:width="3.493cm" svg:height="2.223cm" svg:x="12.112cm" svg:y="22.589cm">
          <text:p text:style-name="P3">Update top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1" draw:id="id11" draw:layer="layout" svg:width="3.81cm" svg:height="1.588cm" svg:x="8.971cm" svg:y="25.243cm">
          <text:p text:style-name="P3">Equilib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619cm" svg:height="3.175cm" svg:x="7.033cm" svg:y="2.152cm">
          <text:p text:style-name="P3">Conversio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5.796cm" svg:y1="3.728cm" svg:x2="7.033cm" svg:y2="3.74cm" draw:start-shape="id1" draw:start-glue-point="1" draw:end-shape="id2" draw:end-glue-point="5" svg:d="M5796 3728h618v12h619" svg:viewBox="0 0 1238 13">
          <text:p/>
        </draw:connector>
        <draw:connector draw:style-name="gr10" draw:text-style-name="P6" draw:layer="layout" svg:x1="14.652cm" svg:y1="3.74cm" svg:x2="18.526cm" svg:y2="10.208cm" draw:start-shape="id2" draw:start-glue-point="7" draw:end-shape="id3" draw:end-glue-point="0" svg:d="M14652 3740h3874v6468" svg:viewBox="0 0 3875 6469">
          <text:p/>
        </draw:connector>
        <draw:connector draw:style-name="gr10" draw:text-style-name="P6" draw:layer="layout" svg:x1="18.526cm" svg:y1="13.065cm" svg:x2="18.53cm" svg:y2="14.334cm" draw:start-shape="id3" draw:start-glue-point="2" draw:end-shape="id4" draw:end-glue-point="0" svg:d="M18526 13065v634h4v635" svg:viewBox="0 0 5 1270">
          <text:p/>
        </draw:connector>
        <draw:connector draw:style-name="gr10" draw:text-style-name="P6" draw:layer="layout" svg:x1="18.53cm" svg:y1="17.192cm" svg:x2="17.191cm" svg:y2="18.145cm" draw:start-shape="id4" draw:start-glue-point="2" draw:end-shape="id5" draw:end-glue-point="7" svg:d="M18530 17192v953h-1339" svg:viewBox="0 0 1340 954">
          <text:p/>
        </draw:connector>
        <draw:connector draw:style-name="gr10" draw:text-style-name="P6" draw:layer="layout" svg:x1="13.382cm" svg:y1="16.557cm" svg:x2="10.525cm" svg:y2="15.922cm" draw:start-shape="id5" draw:start-glue-point="4" draw:end-shape="id6" draw:end-glue-point="1" svg:d="M13382 16557v-635h-2857" svg:viewBox="0 0 2858 636">
          <text:p/>
        </draw:connector>
        <draw:connector draw:style-name="gr10" draw:text-style-name="P6" draw:layer="layout" svg:x1="9.572cm" svg:y1="18.145cm" svg:x2="6.398cm" svg:y2="19.097cm" draw:start-shape="id5" draw:start-glue-point="5" draw:end-shape="id7" draw:end-glue-point="4" svg:d="M9572 18145h-3174v952" svg:viewBox="0 0 3175 953">
          <text:p/>
        </draw:connector>
        <draw:connector draw:style-name="gr10" draw:text-style-name="P6" draw:layer="layout" svg:x1="6.398cm" svg:y1="22.272cm" svg:x2="7.384cm" svg:y2="23.701cm" draw:start-shape="id7" draw:start-glue-point="6" draw:end-shape="id8" draw:end-glue-point="3" svg:d="M6398 22272v1429h986" svg:viewBox="0 0 987 1430">
          <text:p/>
        </draw:connector>
        <draw:connector draw:style-name="gr10" draw:text-style-name="P6" draw:layer="layout" svg:x1="10.559cm" svg:y1="23.701cm" svg:x2="12.112cm" svg:y2="23.7cm" draw:start-shape="id8" draw:start-glue-point="1" draw:end-shape="id9" draw:end-glue-point="3" svg:d="M10559 23701h776v-1h777" svg:viewBox="0 0 1554 2">
          <text:p/>
        </draw:connector>
        <draw:custom-shape draw:style-name="gr7" draw:text-style-name="P4" xml:id="id10" draw:id="id10" draw:layer="layout" svg:width="3.175cm" svg:height="1.588cm" svg:x="16.875cm" svg:y="22.907cm">
          <text:p text:style-name="P3">Rela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0.207cm" svg:y1="20.685cm" svg:x2="13.858cm" svg:y2="22.589cm" draw:start-shape="id7" draw:start-glue-point="7" draw:end-shape="id9" draw:end-glue-point="0" svg:d="M10207 20685h3651v1904" svg:viewBox="0 0 3652 1905">
          <text:p/>
        </draw:connector>
        <draw:connector draw:style-name="gr10" draw:text-style-name="P6" draw:layer="layout" svg:x1="15.605cm" svg:y1="23.7cm" svg:x2="16.875cm" svg:y2="23.701cm" draw:start-shape="id9" draw:start-glue-point="1" draw:end-shape="id10" draw:end-glue-point="3" svg:d="M15605 23700h634v1h636" svg:viewBox="0 0 1271 2">
          <text:p/>
        </draw:connector>
        <draw:connector draw:style-name="gr10" draw:text-style-name="P6" draw:layer="layout" svg:x1="18.462cm" svg:y1="24.495cm" svg:x2="12.781cm" svg:y2="26.037cm" draw:start-shape="id10" draw:start-glue-point="2" draw:end-shape="id11" draw:end-glue-point="1" svg:d="M18462 24495v1542h-5681" svg:viewBox="0 0 5682 1543">
          <text:p/>
        </draw:connector>
        <draw:connector draw:style-name="gr10" draw:text-style-name="P6" draw:layer="layout" draw:line-skew="-4.879cm -0.316cm" svg:x1="8.971cm" svg:y1="26.037cm" svg:x2="10.843cm" svg:y2="2.152cm" draw:start-shape="id11" draw:start-glue-point="3" draw:end-shape="id2" draw:end-glue-point="4" svg:d="M8971 26037h-7336v-24720h9208v835" svg:viewBox="0 0 9209 24721">
          <text:p/>
        </draw:connector>
        <draw:connector draw:style-name="gr10" draw:text-style-name="P6" draw:layer="layout" draw:line-skew="-0.434cm" svg:x1="5.568cm" svg:y1="15.922cm" svg:x2="6.397cm" svg:y2="12.748cm" draw:start-shape="id6" draw:start-glue-point="3" draw:end-shape="id12" draw:end-glue-point="5" svg:d="M5568 15922h-953v-3174h1782" svg:viewBox="0 0 1783 3175">
          <text:p/>
        </draw:connector>
        <draw:connector draw:style-name="gr10" draw:text-style-name="P6" draw:layer="layout" svg:x1="14.017cm" svg:y1="12.748cm" svg:x2="16.625cm" svg:y2="15.763cm" draw:start-shape="id12" draw:start-glue-point="7" draw:end-shape="id4" draw:end-glue-point="3" svg:d="M14017 12748h1305v3015h1303" svg:viewBox="0 0 2609 3016">
          <text:p/>
        </draw:connector>
        <draw:custom-shape draw:style-name="gr5" draw:text-style-name="P4" xml:id="id13" draw:id="id13" draw:layer="layout" svg:width="4.957cm" svg:height="1.905cm" svg:x="2.71cm" svg:y="7.585cm">
          <text:p text:style-name="P3">Cap unreacted grou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0.843cm" svg:y1="5.327cm" svg:x2="5.188cm" svg:y2="7.585cm" draw:start-shape="id2" draw:start-glue-point="6" draw:end-shape="id13" draw:end-glue-point="0" svg:d="M10843 5327v1129h-5655v1129" svg:viewBox="0 0 5656 2259">
          <text:p/>
        </draw:connector>
        <draw:custom-shape draw:style-name="gr11" draw:text-style-name="P4" xml:id="id14" draw:id="id14" draw:layer="layout" svg:width="3.493cm" svg:height="2.223cm" svg:x="9.255cm" svg:y="7.435cm">
          <text:p text:style-name="P3">Update top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5" draw:id="id15" draw:layer="layout" svg:width="3.175cm" svg:height="1.588cm" svg:x="13.983cm" svg:y="7.754cm">
          <text:p text:style-name="P3">Rela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7.667cm" svg:y1="8.537cm" svg:x2="9.255cm" svg:y2="8.546cm" draw:start-shape="id13" draw:start-glue-point="1" draw:end-shape="id14" draw:end-glue-point="3" svg:d="M7667 8537h793v9h795" svg:viewBox="0 0 1589 10">
          <text:p/>
        </draw:connector>
        <draw:connector draw:style-name="gr10" draw:text-style-name="P6" draw:layer="layout" svg:x1="12.748cm" svg:y1="8.546cm" svg:x2="13.983cm" svg:y2="8.548cm" draw:start-shape="id14" draw:start-glue-point="1" draw:end-shape="id15" draw:end-glue-point="3" svg:d="M12748 8546h617v2h618" svg:viewBox="0 0 1236 3">
          <text:p/>
        </draw:connector>
        <draw:connector draw:style-name="gr10" draw:text-style-name="P6" draw:layer="layout" svg:x1="15.57cm" svg:y1="7.754cm" svg:x2="15.553cm" svg:y2="6.782cm" draw:start-shape="id15" draw:start-glue-point="0" draw:end-shape="id16" draw:end-glue-point="2" svg:d="M15570 7754v-486h-17v-486" svg:viewBox="0 0 18 973">
          <text:p/>
        </draw:connector>
        <draw:connector draw:style-name="gr10" draw:text-style-name="P6" draw:layer="layout" draw:line-skew="0.201cm" svg:x1="10.207cm" svg:y1="11.16cm" svg:x2="5.188cm" svg:y2="9.49cm" draw:start-shape="id12" draw:start-glue-point="4" draw:end-shape="id13" draw:end-glue-point="2" svg:d="M10207 11160v-635h-5019v-1035" svg:viewBox="0 0 5020 1671">
          <text:p/>
        </draw:connector>
        <draw:frame draw:style-name="gr13" draw:text-style-name="P7" draw:layer="layout" svg:width="0.853cm" svg:height="0.962cm" svg:x="10.207cm" svg:y="19.732cm">
          <draw:text-box>
            <text:p>n</text:p>
          </draw:text-box>
        </draw:frame>
        <draw:frame draw:style-name="gr13" draw:text-style-name="P7" draw:layer="layout" svg:width="0.82cm" svg:height="0.962cm" svg:x="5.577cm" svg:y="22.272cm">
          <draw:text-box>
            <text:p>y</text:p>
          </draw:text-box>
        </draw:frame>
        <draw:frame draw:style-name="gr13" draw:text-style-name="P7" draw:layer="layout" svg:width="0.853cm" svg:height="0.962cm" svg:x="13.382cm" svg:y="15.595cm">
          <draw:text-box>
            <text:p>n</text:p>
          </draw:text-box>
        </draw:frame>
        <draw:frame draw:style-name="gr13" draw:text-style-name="P7" draw:layer="layout" svg:width="0.82cm" svg:height="0.962cm" svg:x="8.937cm" svg:y="18.135cm">
          <draw:text-box>
            <text:p>y</text:p>
          </draw:text-box>
        </draw:frame>
        <draw:frame draw:style-name="gr13" draw:text-style-name="P7" draw:layer="layout" svg:width="0.853cm" svg:height="0.962cm" svg:x="13.799cm" svg:y="11.795cm">
          <draw:text-box>
            <text:p>n</text:p>
          </draw:text-box>
        </draw:frame>
        <draw:frame draw:style-name="gr13" draw:text-style-name="P7" draw:layer="layout" svg:width="0.82cm" svg:height="0.962cm" svg:x="10.207cm" svg:y="10.207cm">
          <draw:text-box>
            <text:p>y</text:p>
          </draw:text-box>
        </draw:frame>
        <draw:frame draw:style-name="gr13" draw:text-style-name="P7" draw:layer="layout" svg:width="0.853cm" svg:height="0.962cm" svg:x="14.652cm" svg:y="2.587cm">
          <draw:text-box>
            <text:p>n</text:p>
          </draw:text-box>
        </draw:frame>
        <draw:frame draw:style-name="gr13" draw:text-style-name="P7" draw:layer="layout" svg:width="0.82cm" svg:height="0.962cm" svg:x="9.89cm" svg:y="5.11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7" draw:display-name="Arrowheads 1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3:09:33.107349073</meta:creation-date>
    <dc:date>2022-08-11T16:18:42.377122189</dc:date>
    <meta:editing-duration>PT17M9S</meta:editing-duration>
    <meta:editing-cycles>6</meta:editing-cycles>
    <meta:generator>LibreOffice/7.2.5.1$Linux_X86_64 LibreOffice_project/20$Build-1</meta:generator>
    <meta:document-statistic meta:object-count="43"/>
  </office:meta>
</office:document-meta>
</file>